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8pt" fo:font-weight="bold"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Arial Black" fo:font-size="12pt" fo:font-weight="bold" style:font-size-asian="12pt" style:font-weight-asian="bold" style:font-size-complex="12pt" style:font-weight-complex="bold"/>
    </style:style>
    <style:style style:name="P3" style:family="paragraph" style:parent-style-name="Standard" style:list-style-name="L2">
      <style:paragraph-properties fo:text-align="start" style:justify-single-word="false"/>
    </style:style>
    <style:style style:name="P4" style:family="paragraph" style:parent-style-name="Standard" style:list-style-name="L1">
      <style:paragraph-properties fo:text-align="start" style:justify-single-word="false"/>
      <style:text-properties style:font-name="Arial"/>
    </style:style>
    <style:style style:name="P5" style:family="paragraph" style:parent-style-name="Standard" style:list-style-name="L1">
      <style:paragraph-properties fo:text-align="start" style:justify-single-word="false"/>
      <style:text-properties style:font-name="Arial" fo:font-weight="normal" style:font-weight-asian="normal" style:font-weight-complex="normal"/>
    </style:style>
    <style:style style:name="P6" style:family="paragraph" style:parent-style-name="Standard" style:list-style-name="L1">
      <style:paragraph-properties fo:text-align="start" style:justify-single-word="false"/>
      <style:text-properties style:font-name="Arial" fo:font-weight="bold" style:font-weight-asian="bold" style:font-weight-complex="bold"/>
    </style:style>
    <style:style style:name="P7" style:family="paragraph" style:parent-style-name="Standard">
      <style:paragraph-properties fo:text-align="end"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2">
      <style:paragraph-properties fo:margin-left="1.244cm" fo:margin-right="0cm" fo:text-align="start" style:justify-single-word="false" fo:text-indent="-0.635cm" style:auto-text-indent="false">
        <style:tab-stops/>
      </style:paragraph-properties>
    </style:style>
    <style:style style:name="T1" style:family="text">
      <style:text-properties fo:font-size="28pt" style:font-size-asian="28pt" style:font-size-complex="28pt"/>
    </style:style>
    <style:style style:name="T2" style:family="text">
      <style:text-properties fo:language="zxx" fo:country="none" style:language-asian="zxx" style:country-asian="none" style:language-complex="zxx" style:country-complex="none"/>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Arial" fo:font-size="12pt" fo:font-weight="normal" style:font-size-asian="12pt" style:font-weight-asian="normal" style:font-size-complex="12pt" style:font-weight-complex="normal"/>
    </style:style>
    <style:style style:name="T7" style:family="text">
      <style:text-properties style:font-name="Arial" fo:font-size="12pt" fo:font-weight="bold" style:font-size-asian="12pt" style:font-weight-asian="bold" style:font-size-complex="12pt" style:font-weight-complex="bold"/>
    </style:style>
    <style:style style:name="T8"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9" style:family="text">
      <style:text-properties style:text-underline-style="none"/>
    </style:style>
    <style:style style:name="T10"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S.T.A.R.</text:span></text:p>
      <text:p text:style-name="P2">(<text:span text:style-name="T2">Stewie</text:span> The Awesome Runner)</text:p>
      <text:p text:style-name="P2"/>
      <text:list xml:id="list40555694" text:style-name="L1">
        <text:list-item>
          <text:p text:style-name="P4"><text:span text:style-name="T4">Allgemeine Beschreibung:</text:span></text:p>
          <text:p text:style-name="P5"><text:span text:style-name="T3">S.T.A.R. Ist ein Jump&amp;Run Spiel. Es basiert auf einem Tile-Based-Map Prinzip, d.h. das Level besteht aus vielen kleinen Rechtecken. Ziel ist es an das Ende (Exit) des Levels zu gelangen ohne zu Sterben. Dazu muss der Spieler Fallen und Gegnern ausweichen und das Ende des Levels innerhalb der Zeit erreichen. Steuern kann man den Spieler wahlweise über die Tastatur oder den Xbox 360 Controller. <text:line-break/></text:span></text:p>
        </text:list-item>
        <text:list-item>
          <text:p text:style-name="P6"><text:span text:style-name="T3">Grundfunktionalität:<text:line-break/></text:span><text:span text:style-name="T5">Das Spiel ist grundsätzlich in sogenannte GameStates aufgeteilt.<text:line-break/>Jeder GameState stellt einen speziellen Zustand des Spiels dar z.B. dass man gerade im Menü ist, das Spiel gestartet hat, am Spielen ist oder das Spiel gerade beendet. Der aktuelle Status wird über die GameManager Klasse verwaltet. <text:line-break/></text:span></text:p>
        </text:list-item>
        <text:list-item>
          <text:p text:style-name="P6"><text:span text:style-name="T3">Besonderheiten:</text:span><text:span text:style-name="T5"><text:line-break/>- GraphXPacks: GraphXPacks sind Dateipakete die das Aussehen des Levels bestimmen (Wände,Hintergrund,Umgebung). Das Level legt fest, welches GraphXPack verwendet wird.<text:line-break/></text:span></text:p>
          <text:p text:style-name="P6"><text:span text:style-name="T5"><text:s/>- Editor: Die Erstellung der Levels und Gegner erfolgt über den StarEdit Editor, er ist DAS Werkzeug zur Erstellung des Spielinhalts. In ihm kann man mehrere Levels gleichzeitig bearbeiten, da er als MDI aufgebaut (= Multi Document Interface) ist. <text:line-break/>Mit ihm soll man auch evtl. die GraphXPacks erstellen können.<text:line-break/><text:line-break/>- Pixelshader: XNA ermöglicht die Verwendung von PixelShadern, die die Optik des Spiel verbessern können durch visuelle Effekte, wie z.B. Druckwellen o.Ä..<text:line-break/></text:span></text:p>
        </text:list-item>
        <text:list-item>
          <text:p text:style-name="P6"><text:span text:style-name="T3">Bisher Erreicht:<text:line-break/></text:span></text:p>
        </text:list-item>
      </text:list>
      <text:list xml:id="list41264840" text:style-name="L2">
        <text:list-item>
          <text:p text:style-name="P3"><text:span text:style-name="T6">Grundfunktionalität des Spiels</text:span></text:p>
        </text:list-item>
        <text:list-item>
          <text:p text:style-name="P3"><text:span text:style-name="T6">GameStates Menü und Spiel vorhanden</text:span></text:p>
        </text:list-item>
        <text:list-item>
          <text:p text:style-name="P3"><text:span text:style-name="T6">Steuerung des Spielers mit Tastatur oder GamePad</text:span></text:p>
        </text:list-item>
        <text:list-item>
          <text:p text:style-name="P3"><text:span text:style-name="T6">Verfolgerkamera</text:span></text:p>
        </text:list-item>
        <text:list-item>
          <text:p text:style-name="P3"><text:span text:style-name="T6">Laden von Leveln</text:span></text:p>
        </text:list-item>
        <text:list-item>
          <text:p text:style-name="P3"><text:span text:style-name="T6">Erster einfacher StarEdit Editor</text:span></text:p>
        </text:list-item>
        <text:list-item>
          <text:p text:style-name="P3"><text:span text:style-name="T6">MDI im Editor</text:span></text:p>
        </text:list-item>
        <text:list-item>
          <text:p text:style-name="P3"><text:span text:style-name="T6">Bearbeiten von vorhandenen Leveln und speichern dieser</text:span></text:p>
        </text:list-item>
        <text:list-item>
          <text:p text:style-name="P3"><text:span text:style-name="T6">Theoretische Nutzung von GraphXPacks (1 bisher vorhanden)</text:span></text:p>
        </text:list-item>
        <text:list-item>
          <text:p text:style-name="P3"><text:span text:style-name="T6">Exit und Kill Ereignisse</text:span></text:p>
        </text:list-item>
        <text:list-item>
          <text:p text:style-name="P3"><text:span text:style-name="T6">Graphische Details: Scrollender Hintergrund, Wolken, <text:line-break/>PixelShader (MotionBlur, KillEvent)</text:span></text:p>
        </text:list-item>
        <text:list-item>
          <text:p text:style-name="P3"><text:span text:style-name="T6">ca. 4500 CodeZeilen, ca. 83h Mannstunden</text:span></text:p>
        </text:list-item>
        <text:list-item>
          <text:p text:style-name="P3"><text:span text:style-name="T6">Entwicklungszeit (Ideen,Überlegungen und Umsetzung) ca. 1 ½ Monate</text:span></text:p>
          <text:p text:style-name="P8"><text:span text:style-name="T8">Details siehe Development Lo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Arial" fo:font-size="12pt" fo:font-weight="normal" style:font-size-asian="12pt" style:font-weight-asian="normal" style:font-size-complex="12pt" style:font-weight-complex="normal"/>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376cm" fo:margin-bottom="2.96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rojektbeschreibung <text:span text:style-name="MT1">Marvin Pohl</text:span>, 2BKI2, 23.09.20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vin Pohl</meta:initial-creator>
    <meta:creation-date>2010-09-23T20:21:42.02</meta:creation-date>
    <dc:date>2010-09-23T21:42:09.86</dc:date>
    <dc:creator>Marvin Pohl</dc:creator>
    <meta:editing-duration>PT00H18M25S</meta:editing-duration>
    <meta:editing-cycles>3</meta:editing-cycles>
    <meta:generator>OpenOffice.org/3.2$Win32 OpenOffice.org_project/320m18$Build-9502</meta:generator>
    <meta:printed-by>Marvin Pohl</meta:printed-by>
    <meta:print-date>2010-09-23T21:28:13.52</meta:print-date>
    <meta:document-statistic meta:table-count="0" meta:image-count="0" meta:object-count="0" meta:page-count="1" meta:paragraph-count="23" meta:word-count="304" meta:character-count="2065"/>
  </office:meta>
</office:document-meta>
</file>